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5a1" officeooo:paragraph-rsid="0002e5a1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2e5a1" officeooo:paragraph-rsid="0002e5a1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2e5a1"/>
    </style:style>
    <style:style style:name="P5" style:family="paragraph" style:parent-style-name="Standard" style:list-style-name="L1">
      <style:text-properties officeooo:paragraph-rsid="00101f0d"/>
    </style:style>
    <style:style style:name="P6" style:family="paragraph" style:parent-style-name="Standard" style:list-style-name="L1">
      <style:text-properties officeooo:rsid="0002e5a1" officeooo:paragraph-rsid="0002e5a1"/>
    </style:style>
    <style:style style:name="P7" style:family="paragraph" style:parent-style-name="Standard" style:list-style-name="L1">
      <style:text-properties fo:font-weight="bold" officeooo:rsid="0002e5a1" officeooo:paragraph-rsid="0002e5a1" style:font-weight-asian="bold" style:font-weight-complex="bold"/>
    </style:style>
    <style:style style:name="P8" style:family="paragraph" style:parent-style-name="Standard" style:list-style-name="L1">
      <style:text-properties fo:font-weight="normal" officeooo:rsid="00082f8a" officeooo:paragraph-rsid="00082f8a" style:font-weight-asian="normal" style:font-weight-complex="normal"/>
    </style:style>
    <style:style style:name="P9" style:family="paragraph" style:parent-style-name="Standard" style:list-style-name="L1">
      <style:text-properties fo:font-size="13pt" fo:font-weight="bold" officeooo:rsid="0006f352" officeooo:paragraph-rsid="0006f352" style:font-size-asian="11.3500003814697pt" style:font-weight-asian="bold" style:font-size-complex="13pt" style:font-weight-complex="bold"/>
    </style:style>
    <style:style style:name="P10" style:family="paragraph" style:parent-style-name="Standard" style:list-style-name="L1">
      <style:text-properties fo:font-size="13pt" officeooo:rsid="00082f8a" officeooo:paragraph-rsid="00082f8a" style:font-size-asian="11.3500003814697pt" style:font-size-complex="13pt"/>
    </style:style>
    <style:style style:name="P11" style:family="paragraph" style:parent-style-name="Preformatted_20_Text" style:list-style-name="L1">
      <style:text-properties officeooo:paragraph-rsid="00101f0d"/>
    </style:style>
    <style:style style:name="P12" style:family="paragraph" style:parent-style-name="Preformatted_20_Text" style:list-style-name="L1">
      <style:text-properties officeooo:rsid="0002e5a1" officeooo:paragraph-rsid="000ea530"/>
    </style:style>
    <style:style style:name="P13" style:family="paragraph" style:parent-style-name="Preformatted_20_Text" style:list-style-name="L1">
      <style:text-properties officeooo:rsid="000ea530" officeooo:paragraph-rsid="000ea530"/>
    </style:style>
    <style:style style:name="P14" style:family="paragraph" style:parent-style-name="Preformatted_20_Text" style:list-style-name="L1">
      <style:text-properties officeooo:rsid="00105542" officeooo:paragraph-rsid="00105542"/>
    </style:style>
    <style:style style:name="T1" style:family="text">
      <style:text-properties officeooo:rsid="0004fc55"/>
    </style:style>
    <style:style style:name="T2" style:family="text">
      <style:text-properties fo:font-variant="normal" fo:text-transform="none" fo:color="#585858" style:font-name="Menlo" fo:font-style="normal" loext:padding="0cm" loext:border="none"/>
    </style:style>
    <style:style style:name="T3" style:family="text">
      <style:text-properties fo:font-variant="normal" fo:text-transform="none" fo:color="#585858" style:font-name="Menlo" fo:font-style="normal" officeooo:rsid="000ea530" loext:padding="0cm" loext:border="none"/>
    </style:style>
    <style:style style:name="T4" style:family="text">
      <style:text-properties fo:font-variant="normal" fo:text-transform="none" fo:color="#585858" fo:font-style="normal" loext:padding="0cm" loext:border="none"/>
    </style:style>
    <style:style style:name="T5" style:family="text">
      <style:text-properties fo:font-variant="normal" fo:text-transform="none" fo:color="#585858" style:font-name="Liberation Serif1" fo:font-style="normal" loext:padding="0cm" loext:border="none"/>
    </style:style>
    <style:style style:name="T6" style:family="text">
      <style:text-properties fo:font-variant="normal" fo:text-transform="none" fo:color="#585858" style:font-name="Liberation Serif1" fo:font-style="normal" officeooo:rsid="00101f0d" loext:padding="0cm" loext:border="none"/>
    </style:style>
    <style:style style:name="T7" style:family="text">
      <style:text-properties fo:font-variant="normal" fo:text-transform="none" fo:color="#d01040" style:font-name="Menlo" fo:font-style="normal" loext:padding="0cm" loext:border="none"/>
    </style:style>
    <style:style style:name="T8" style:family="text">
      <style:text-properties fo:font-variant="normal" fo:text-transform="none" fo:color="#d01040" style:font-name="Menlo" fo:font-style="normal" officeooo:rsid="000ea530" loext:padding="0cm" loext:border="none"/>
    </style:style>
    <style:style style:name="T9" style:family="text">
      <style:text-properties fo:font-variant="normal" fo:text-transform="none" fo:color="#d01040" fo:font-style="normal" loext:padding="0cm" loext:border="none"/>
    </style:style>
    <style:style style:name="T10" style:family="text">
      <style:text-properties fo:font-variant="normal" fo:text-transform="none" fo:color="#d01040" fo:font-style="normal" officeooo:rsid="000ea530" loext:padding="0cm" loext:border="none"/>
    </style:style>
    <style:style style:name="T11" style:family="text">
      <style:text-properties fo:font-variant="normal" fo:text-transform="none" fo:color="#d01040" style:font-name="Liberation Serif1" fo:font-style="normal" loext:padding="0cm" loext:border="none"/>
    </style:style>
    <style:style style:name="T12" style:family="text">
      <style:text-properties fo:font-variant="normal" fo:text-transform="none" fo:color="#d01040" style:font-name="Liberation Serif1" fo:font-style="normal" officeooo:rsid="000ea530" loext:padding="0cm" loext:border="none"/>
    </style:style>
    <style:style style:name="T13" style:family="text">
      <style:text-properties fo:font-variant="normal" fo:text-transform="none" fo:color="#008080" style:font-name="Menlo" fo:font-style="normal" loext:padding="0cm" loext:border="none"/>
    </style:style>
    <style:style style:name="T14" style:family="text">
      <style:text-properties officeooo:rsid="00101f0d"/>
    </style:style>
    <style:style style:name="T15" style:family="text">
      <style:text-properties officeooo:rsid="0002e5a1"/>
    </style:style>
    <style:style style:name="T16" style:family="text">
      <style:text-properties officeooo:rsid="00105542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king </text:span>packaging <text:span text:style-name="T1">form shell script</text:span></text:p>
      <text:p text:style-name="P1"/>
      <text:list xml:id="list8808309013374763932" text:style-name="L1">
        <text:list-item>
          <text:p text:style-name="P6">This is being done in debian9</text:p>
        </text:list-item>
        <text:list-item>
          <text:p text:style-name="P6">Needed tools for packaging dh_make,debuild and to install type in terminal</text:p>
        </text:list-item>
        <text:list-item>
          <text:p text:style-name="P7">apt install dh-make devscripts</text:p>
        </text:list-item>
        <text:list-item>
          <text:p text:style-name="P5"><text:span text:style-name="Source_20_Text"><text:span text:style-name="T6">cat &gt;&gt;~/.bashrc&lt;&lt;EOF</text:span></text:span></text:p>
        </text:list-item>
        <text:list-item>
          <text:p text:style-name="P5"><text:span text:style-name="Source_20_Text">DEBEMAIL=”YOUR MAIL OR ORGANIZATION MAIL”</text:span></text:p>
        </text:list-item>
        <text:list-item>
          <text:p text:style-name="P3">DEBFULLNAME=”YOUR NAME OR ORGANIZATION NAME”</text:p>
        </text:list-item>
        <text:list-item>
          <text:p text:style-name="P3">export DEBEMAIL DEBFULLNAME</text:p>
        </text:list-item>
        <text:list-item>
          <text:p text:style-name="P3">EOF</text:p>
        </text:list-item>
        <text:list-item>
          <text:p text:style-name="P3"><text:span text:style-name="T16">run </text:span><text:span text:style-name="T17">~/.bashrc</text:span> <text:span text:style-name="T16">only once</text:span></text:p>
        </text:list-item>
        <text:list-item>
          <text:p text:style-name="P14"/>
        </text:list-item>
        <text:list-item>
          <text:p text:style-name="P6">create a simple shell script</text:p>
        </text:list-item>
        <text:list-item>
          <text:p text:style-name="P4"><text:span text:style-name="T15">write “mkdir /home/sample\ folder” in create(it is a file) </text:span></text:p>
        </text:list-item>
        <text:list-item>
          <text:p text:style-name="P7">mkdir package-version-0.0</text:p>
        </text:list-item>
        <text:list-item>
          <text:p text:style-name="P7">cd package-version-0.0</text:p>
        </text:list-item>
        <text:list-item>
          <text:p text:style-name="P7">dh_make --indep --createorig</text:p>
        </text:list-item>
        <text:list-item>
          <text:p text:style-name="P7">gedit debian/install</text:p>
        </text:list-item>
        <text:list-item>
          <text:p text:style-name="P7">hello.sh /usr/bin</text:p>
        </text:list-item>
        <text:list-item>
          <text:p text:style-name="P7">again run</text:p>
        </text:list-item>
        <text:list-item>
          <text:p text:style-name="P7">dh_make --indep --createorig</text:p>
        </text:list-item>
        <text:list-item>
          <text:p text:style-name="P8">a tar.gz file while come as output which will be located at the folder above this. </text:p>
        </text:list-item>
        <text:list-item>
          <text:p text:style-name="P9">debuild <text:s/>-uc -us</text:p>
        </text:list-item>
        <text:list-item>
          <text:p text:style-name="P10">after this some files are formed in the folder above th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08:39.407726549</meta:creation-date>
    <dc:date>2017-09-28T13:33:24.832821112</dc:date>
    <meta:editing-duration>PT23M45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1" meta:paragraph-count="23" meta:word-count="132" meta:character-count="739" meta:non-whitespace-character-count="652"/>
  </office:meta>
</office:document-meta>
</file>